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83e820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16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000000" style:font-name="Lucida Sans" fo:font-size="10pt" fo:letter-spacing="-0.007cm" fo:font-style="italic" officeooo:paragraph-rsid="00858981" style:font-size-asian="10pt" style:font-style-asian="italic" style:font-name-complex="Lucida Sans" style:font-size-complex="10pt" style:font-style-complex="italic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aa6d3d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aa6d3d"/>
    </style:style>
    <style:style style:name="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officeooo:paragraph-rsid="00aa6d3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officeooo:rsid="00938bb9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none" fo:font-weight="normal" officeooo:rsid="00123b43" officeooo:paragraph-rsid="009a0c4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Table_20_Contents">
      <style:text-properties officeooo:rsid="007da833" officeooo:paragraph-rsid="007da833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rsid="0080956e" officeooo:paragraph-rsid="00ac396a" style:font-size-asian="10pt" style:font-style-asian="normal" style:font-name-complex="Lucida Sans" style:font-size-complex="10pt" style:font-style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2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43" style:family="paragraph" style:parent-style-name="Standard">
      <style:text-properties fo:font-size="2pt" style:font-size-asian="2pt" style:font-size-complex="2pt"/>
    </style:style>
    <style:style style:name="P44" style:family="paragraph" style:parent-style-name="Standard">
      <style:text-properties style:font-name="Lucida Sans" fo:font-size="14pt" style:font-size-asian="14pt" style:font-size-complex="14pt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9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9fc6fa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7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rsid="00821863" officeooo:paragraph-rsid="0082186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a0c44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38bb9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938bb9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8pt" fo:letter-spacing="-0.007cm" fo:font-style="normal" officeooo:rsid="00123b43" style:font-size-asian="8pt" style:font-style-asian="normal" style:font-name-complex="Lucida Sans" style:font-size-complex="8pt" style:font-style-complex="normal"/>
    </style:style>
    <style:style style:name="T5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style:font-size-asian="8pt" style:font-name-complex="Lucida Sans" style:font-size-complex="8pt"/>
    </style:style>
    <style:style style:name="T9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T1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2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T19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T20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officeooo:rsid="00a181ba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officeooo:rsid="00938bb9" style:font-size-asian="9pt" style:font-size-complex="9pt"/>
    </style:style>
    <style:style style:name="T35" style:family="text">
      <style:text-properties fo:color="#221f1f" style:text-position="-5% 100%" fo:font-size="7pt" fo:letter-spacing="0.004cm" fo:font-weight="normal" officeooo:rsid="00a181ba" style:font-size-asian="7pt" style:font-weight-asian="normal" style:font-size-complex="7pt" style:font-weight-complex="normal"/>
    </style:style>
    <style:style style:name="T3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7" style:family="text">
      <style:text-properties fo:color="#221f1f" fo:letter-spacing="-0.007cm" fo:font-style="normal" officeooo:rsid="0010c812" style:font-style-asian="normal" style:font-style-complex="normal"/>
    </style:style>
    <style:style style:name="T38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39" style:family="text">
      <style:text-properties fo:letter-spacing="-0.007cm" fo:font-style="italic" style:font-style-asian="italic" style:font-style-complex="italic"/>
    </style:style>
    <style:style style:name="T40" style:family="text">
      <style:text-properties fo:letter-spacing="-0.007cm" fo:font-style="normal" officeooo:rsid="000f4c70" style:font-style-asian="normal" style:font-style-complex="normal"/>
    </style:style>
    <style:style style:name="T4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3" style:family="text">
      <style:text-properties style:text-position="-5% 100%" fo:font-size="10pt" fo:letter-spacing="-0.007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text-position="-5% 100%" fo:font-size="10pt" fo:letter-spacing="-0.007cm" fo:font-style="normal" fo:font-weight="normal" officeooo:rsid="009ba685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text-position="-5% 100%" fo:font-size="10pt" fo:letter-spacing="-0.007cm" fo:font-style="normal" fo:font-weight="normal" officeooo:rsid="00aace2a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officeooo:rsid="009ba685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fo:font-size="10pt" fo:letter-spacing="0.004cm" fo:font-style="normal" fo:font-weight="normal" officeooo:rsid="009a0c44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text-position="-5% 100%" fo:font-size="10pt" fo:letter-spacing="0.004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style:text-position="-5% 100%" fo:font-size="6pt" fo:letter-spacing="0.004cm" fo:font-style="normal" style:text-underline-style="none" fo:font-weight="normal" officeooo:rsid="00938bb9" style:font-size-asian="6pt" style:font-style-asian="normal" style:font-weight-asian="normal" style:font-size-complex="6pt" style:font-style-complex="normal" style:font-weight-complex="normal"/>
    </style:style>
    <style:style style:name="T60" style:family="text">
      <style:text-properties fo:color="#000000" style:text-position="-5% 100%" fo:font-size="6pt" fo:letter-spacing="0.004cm" fo:font-style="normal" style:text-underline-style="none" fo:font-weight="normal" officeooo:rsid="00a4f367" style:font-size-asian="6pt" style:font-style-asian="normal" style:font-weight-asian="normal" style:font-size-complex="6pt" style:font-style-complex="normal" style:font-weight-complex="normal"/>
    </style:style>
    <style:style style:name="T61" style:family="text">
      <style:text-properties fo:color="#000000" style:text-position="-5% 100%" fo:font-size="6pt" fo:letter-spacing="0.004cm" fo:font-style="normal" style:text-underline-style="none" fo:font-weight="normal" officeooo:rsid="00a181ba" style:font-size-asian="5.25pt" style:font-style-asian="normal" style:font-weight-asian="normal" style:font-size-complex="6pt" style:font-style-complex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4e00d8" style:font-style-asian="normal" style:font-style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8b9da5" style:font-style-asian="normal" style:font-weight-asian="normal" style:font-style-complex="normal" style:font-weight-complex="normal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officeooo:rsid="004a1d82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fo:font-size="9pt" fo:font-style="normal" fo:font-weight="normal" officeooo:rsid="0010c812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officeooo:rsid="00a4f3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4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5"><text:span text:style-name="T61"><text:text-input text:description="&lt;if test=&quot;o.internal&quot;&gt;">ifint</text:text-input></text:span><text:span text:style-name="T74"><text:text-input text:description="&lt;line.product_id.description_picking&gt;">prod interno</text:text-input></text:span><text:span text:style-name="T59"><text:text-input text:description="&lt;/if&gt;">&lt;/if&gt;</text:text-input></text:span><text:span text:style-name="T60"><text:text-input text:description="&lt;if test=&quot;not o.internal&quot;&gt;">ifNint</text:text-input></text:span><text:span text:style-name="T74"><text:text-input text:description="&lt;line.product_id.display_name&gt;">prod normal</text:text-input></text:span><text:span text:style-name="T59"><text:text-input text:description="&lt;/if&gt;">&lt;/if&gt;</text:text-input></text:span> <text:span text:style-name="T73"><text:text-input text:description="&lt;if test=&quot;line.lot_id.name&quot;&gt;">if</text:text-input></text:span>-<text:span text:style-name="T72"> </text:span><text:span text:style-name="T65"><text:text-input text:description="&lt;&quot;Lote %s (%s %s %s %s %s)&quot; % (line.lot_id.name or &quot;&quot;,&quot;Colada: &quot;+line.lot_id.colada if line.lot_id.colada else &quot;&quot;,&quot;TT: &quot;+line.lot_id.tt if line.lot_id.tt else &quot;&quot;,&quot;Paquete: &quot;+line.lot_id.paquete if line.lot_id.paquete else &quot;&quot;,&quot;OT: &quot;+line.lot_id.ot if line.lot_id.ot else &quot;&quot;,&quot;Aceria: &quot;+line.lot_id.aceria if line.lot_id.aceria else &quot;&quot;,)&gt;">000513210</text:text-input></text:span><text:span text:style-name="T66"><text:text-input text:description="&lt;/if&gt;">/if</text:text-input></text:span></text:p>
          </table:table-cell>
          <table:table-cell table:style-name="Tabla3.A2" office:value-type="string">
            <text:p text:style-name="P18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6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1.605cm"/>
    </style:style>
    <style:style style:name="Tabla5.D" style:family="table-column">
      <style:table-column-properties style:column-width="7.493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13.106cm"/>
    </style:style>
    <style:style style:name="Tabla7.B" style:family="table-column">
      <style:table-column-properties style:column-width="5.694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da833" officeooo:paragraph-rsid="007da833"/>
    </style:style>
    <style:style style:name="MP18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rsid="0080956e" officeooo:paragraph-rsid="00ac396a" style:font-size-asian="10pt" style:font-style-asian="normal" style:font-name-complex="Lucida Sans" style:font-size-complex="10pt" style:font-style-complex="normal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000000" style:font-name="Lucida Sans" fo:font-size="10pt" fo:letter-spacing="-0.007cm" fo:font-style="italic" officeooo:paragraph-rsid="00858981" style:font-size-asian="10pt" style:font-style-asian="italic" style:font-name-complex="Lucida Sans" style:font-size-complex="10pt" style:font-style-complex="italic"/>
    </style:style>
    <style:style style:name="M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83e820" style:font-size-asian="10pt" style:font-style-asian="italic" style:font-name-complex="Lucida Sans" style:font-size-complex="10pt" style:font-style-complex="italic"/>
    </style:style>
    <style:style style:name="MP25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rsid="00821863" officeooo:paragraph-rsid="0082186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a0c44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aa6d3d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938bb9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rsid="00aa6d3d" officeooo:paragraph-rsid="00aa6d3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3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aa6d3d"/>
    </style:style>
    <style:style style:name="MP3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officeooo:paragraph-rsid="00aa6d3d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none" fo:font-weight="normal" officeooo:rsid="00123b43" officeooo:paragraph-rsid="009a0c4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officeooo:rsid="00938bb9" officeooo:paragraph-rsid="009a0c44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3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938bb9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41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42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4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text-properties fo:font-size="2pt" style:font-size-asian="2pt" style:font-size-complex="2pt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5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5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5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5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letter-spacing="-0.007cm" fo:font-style="normal" officeooo:rsid="000f4c70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MT10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000000" style:text-position="-5% 100%" fo:font-size="10pt" fo:letter-spacing="0.004cm" fo:font-style="normal" fo:font-weight="normal" officeooo:rsid="009a0c44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color="#000000" style:text-position="-5% 100%" fo:font-size="10pt" fo:letter-spacing="0.004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MT17" style:family="text">
      <style:text-properties style:text-position="-5% 100%" fo:font-size="10pt" fo:letter-spacing="-0.007cm" fo:font-style="normal" fo:font-weight="normal" officeooo:rsid="00aa6d3d" style:font-size-asian="10pt" style:font-style-asian="normal" style:font-weight-asian="normal" style:font-size-complex="10pt" style:font-style-complex="normal" style:font-weight-complex="normal"/>
    </style:style>
    <style:style style:name="MT18" style:family="text">
      <style:text-properties style:text-position="-5% 100%" fo:font-size="10pt" fo:letter-spacing="-0.007cm" fo:font-style="normal" fo:font-weight="normal" officeooo:rsid="009ba685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style:text-position="-5% 100%" fo:font-size="10pt" fo:letter-spacing="-0.007cm" fo:font-style="normal" fo:font-weight="normal" officeooo:rsid="00aace2a" style:font-size-asian="10pt" style:font-style-asian="normal" style:font-weight-asian="normal" style:font-size-complex="10pt" style:font-style-complex="normal" style:font-weight-complex="normal"/>
    </style:style>
    <style:style style:name="MT20" style:family="text">
      <style:text-properties style:text-position="-5% 100%" fo:font-size="9pt" fo:letter-spacing="-0.012cm" fo:font-style="normal" style:text-underline-style="none" fo:font-weight="bold" officeooo:rsid="009ba685" style:font-size-asian="9pt" style:font-style-asian="normal" style:font-weight-asian="bold" style:font-size-complex="9pt" style:font-style-complex="normal" style:font-weight-complex="bold"/>
    </style:style>
    <style:style style:name="MT21" style:family="text">
      <style:text-properties fo:color="#221f1f" style:font-name="Lucida Sans" fo:font-size="8pt" fo:letter-spacing="-0.007cm" fo:font-style="normal" officeooo:rsid="00123b43" style:font-size-asian="8pt" style:font-style-asian="normal" style:font-name-complex="Lucida Sans" style:font-size-complex="8pt" style:font-style-complex="normal"/>
    </style:style>
    <style:style style:name="MT22" style:family="text">
      <style:text-properties fo:color="#221f1f" style:font-name="Lucida Sans" fo:font-size="8pt" style:font-size-asian="8pt" style:font-name-complex="Lucida Sans" style:font-size-complex="8pt"/>
    </style:style>
    <style:style style:name="MT23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MT24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font-weight="normal" officeooo:rsid="00a181ba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7pt" fo:letter-spacing="0.004cm" fo:font-weight="normal" officeooo:rsid="00a181ba" style:font-size-asian="7pt" style:font-weight-asian="normal" style:font-size-complex="7pt" style:font-weight-complex="normal"/>
    </style:style>
    <style:style style:name="MT28" style:family="text">
      <style:text-properties fo:color="#221f1f" style:text-position="-5% 100%" fo:font-size="9pt" officeooo:rsid="00938bb9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font-name="Lucida Sans" fo:font-size="9pt" style:font-size-asian="9pt" style:font-name-complex="Lucida Sans" style:font-size-complex="9pt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font-style="normal" officeooo:rsid="004e00d8" style:font-style-asian="normal" style:font-style-complex="normal"/>
    </style:style>
    <style:style style:name="MT45" style:family="text">
      <style:text-properties fo:font-style="normal" style:font-style-asian="normal" style:font-style-complex="normal"/>
    </style:style>
    <style:style style:name="MT4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officeooo:rsid="004a1d82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><text:span text:style-name="MT1">Fecha</text:span><text:span text:style-name="MT2">: 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3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3"><text:span text:style-name="MT7">Tel: </text:span><text:span text:style-name="MT7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8">I.V.A.: </text:span><text:span text:style-name="MT7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MP18"><text:span text:style-name="MT9">Movimiento:</text:span><text:span text:style-name="MT10"> </text:span><text:span text:style-name="MT10"><text:text-input text:description="&lt;o.name&gt;">Movimiento</text:text-input>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9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20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21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  <text:p text:style-name="MP22"/>
              <text:p text:style-name="MP23"/>
              <text:p text:style-name="MP24"/>
              <text:p text:style-name="MP25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6"><text:text-input text:description="&lt;if test=&quot;o.internal&quot;&gt;">ifint</text:text-input></text:p>
              <text:p text:style-name="MP27"><text:span text:style-name="MT15">Enviar a </text:span><text:span text:style-name="MT16">Terceros</text:span><text:span text:style-name="MT15">: </text:span><text:span text:style-name="MT17"><text:text-input text:description="&lt;o.location_dest_id.get_warehouse().name&gt;"> nombre tercero</text:text-input></text:span></text:p>
              <text:p text:style-name="MP27"><text:span text:style-name="MT18">D</text:span><text:span text:style-name="MT17">ir</text:span><text:span text:style-name="MT19">eccion</text:span><text:span text:style-name="MT17">: </text:span><text:span text:style-name="MT20"><text:placeholder text:placeholder-type="text">&lt;partner_address(o.location_dest_id.get_warehouse().partner_id)&gt;</text:placeholder></text:span></text:p>
              <text:p text:style-name="MP28"><text:text-input text:description="&lt;/if&gt;">&lt;/if&gt;</text:text-input></text:p>
              <text:p text:style-name="MP29"/>
              <text:p text:style-name="MP30"><text:text-input text:description="&lt;if test=&quot;not o.internal&quot;&gt;">ifNint</text:text-input></text:p>
              <text:p text:style-name="MP31"><text:span text:style-name="MT21">Cliente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32"><text:span text:style-name="MT25">Dirección</text:span><text:span text:style-name="MT26">:</text:span><text:span text:style-name="MT27"> </text:span><text:span text:style-name="MT28"><text:placeholder text:placeholder-type="text">&lt;partner_address(o.partner_id)&gt;</text:placeholder></text:span></text:p>
              <text:p text:style-name="MP28"><text:text-input text:description="&lt;/if&gt;">&lt;/if&gt;</text:text-input></text:p>
              <text:p text:style-name="MP33"/>
              <text:p text:style-name="MP34"/>
            </table:table-cell>
            <table:table-cell table:style-name="Tabla7.A1" table:number-rows-spanned="2" office:value-type="string">
              <text:p text:style-name="MP35"/>
              <text:p text:style-name="MP36"/>
            </table:table-cell>
          </table:table-row>
          <table:table-row table:style-name="Tabla7.2">
            <table:table-cell table:style-name="Tabla7.A1" office:value-type="string">
              <text:p text:style-name="MP37"><text:span text:style-name="MT29">Cond IVA</text:span><text:span text:style-name="MT30">:</text:span><text:span text:style-name="MT31"> </text:span><text:span text:style-name="MT32"><text:placeholder text:placeholder-type="text">&lt;o.partner_id.commercial_partner_id.afip_responsability_type_id.name&gt;</text:placeholder></text:span></text:p>
              <text:p text:style-name="MP38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9"><text:span text:style-name="MT36">Transporte</text:span><text:span text:style-name="MT37">:</text:span><text:span text:style-name="MT38"> </text:span><text:span text:style-name="MT39"><text:text-input text:description="&lt;o.carrier_id.partner_id.name&gt;">El más rapido SRL</text:text-input></text:span></text:p>
              <text:p text:style-name="MP39"><text:span text:style-name="MT40">Dirección</text:span><text:span text:style-name="MT41">:</text:span><text:span text:style-name="MT42"> </text:span><text:span text:style-name="MT43"><text:text-input text:description="&lt;partner_address(o.carrier_id.partner_id)&gt;">Balcarce 666</text:text-input></text:span></text:p>
              <text:p text:style-name="MP40"><text:span text:style-name="MT44">CUIT</text:span><text:span text:style-name="MT45">:</text:span><text:span text:style-name="MT46"> </text:span><text:span text:style-name="MT47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41"><text:span text:style-name="MT48">Peso</text:span><text:span text:style-name="MT49">:</text:span><text:span text:style-name="MT50"> </text:span><text:span text:style-name="MT51"><text:text-input text:description="&lt;formatLang(o.weight)&gt;">30,5</text:text-input></text:span><text:span text:style-name="MT51"> kgs.</text:span></text:p>
              <text:p text:style-name="MP41"><text:span text:style-name="MT48">Valor Decl.</text:span><text:span text:style-name="MT37">:</text:span><text:span text:style-name="MT50"> $</text:span><text:span text:style-name="MT51"><text:text-input text:description="&lt;formatLang(o.declared_value)&gt;">$ 1300</text:text-input></text:span></text:p>
              <text:p text:style-name="MP42"><text:span text:style-name="MT48">Q. Bultos</text:span><text:span text:style-name="MT52">:</text:span><text:span text:style-name="MT53"> </text:span><text:span text:style-name="MT51"><text:text-input text:description="&lt;o.number_of_packages&gt;">10</text:text-input></text:span></text:p>
            </table:table-cell>
            <table:table-cell table:style-name="Tabla1.A1" office:value-type="string">
              <text:p text:style-name="MP43"><text:span text:style-name="MT54"><text:text-input text:description="&lt;if test=&quot;print_commercial&quot;&gt;">IF2</text:text-input></text:span><text:span text:style-name="MT55">Comercial</text:span><text:span text:style-name="MT49">:</text:span><text:span text:style-name="MT50"> </text:span><text:span text:style-name="MT56"><text:text-input text:description="&lt;/if&gt;">&lt;/if&gt;</text:text-input></text:span></text:p>
              <text:p text:style-name="MP44"><text:span text:style-name="MT55">Doc. Origen</text:span><text:span text:style-name="MT57">:</text:span><text:span text:style-name="MT58"> </text:span><text:span text:style-name="MT5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45">Descripción / Lo<text:span text:style-name="MT60">t</text:span>e</text:p>
            </table:table-cell>
            <table:table-cell table:style-name="Tabla2.B1" office:value-type="string">
              <text:p text:style-name="MP46"/>
            </table:table-cell>
            <table:table-cell table:style-name="Tabla2.C1" office:value-type="string">
              <text:p text:style-name="MP47">Cantidad</text:p>
            </table:table-cell>
          </table:table-row>
        </table:table>
        <text:p text:style-name="MP4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50"/>
            </table:table-cell>
            <table:table-cell table:style-name="Tabla6.A1" office:value-type="string">
              <text:p text:style-name="MP50"/>
            </table:table-cell>
            <table:table-cell table:style-name="Tabla6.A1" office:value-type="string">
              <text:p text:style-name="MP50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51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52"><text:span text:style-name="MT61">Recibí Conforme</text:span>:</text:p>
              <text:p text:style-name="MP53"><text:span text:style-name="MT61">Fecha</text:span>: <text:s/><text:span text:style-name="MT63"><text:s text:c="5"/>/ <text:s text:c="5"/>/ <text:s text:c="5"/></text:span></text:p>
              <text:p text:style-name="MP53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54"><text:s text:c="30"/></text:p>
              <text:p text:style-name="MP55">DNI</text:p>
            </table:table-cell>
            <table:table-cell table:style-name="Tabla6.B3" office:value-type="string">
              <text:p text:style-name="MP54"><text:s text:c="32"/></text:p>
              <text:p text:style-name="MP55">FIRMA</text:p>
            </table:table-cell>
            <table:table-cell table:style-name="Tabla6.B3" office:value-type="string">
              <text:p text:style-name="MP56"><text:s text:c="32"/></text:p>
              <text:p text:style-name="MP54"><text:s text:c="32"/></text:p>
              <text:p text:style-name="MP57">ACLARACIÓN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2-03T11:35:00.640298492</dc:date>
    <meta:editing-duration>P2DT22H24M35S</meta:editing-duration>
    <meta:editing-cycles>413</meta:editing-cycles>
    <meta:generator>LibreOffice/5.1.6.2$Linux_X86_64 LibreOffice_project/10m0$Build-2</meta:generator>
    <meta:document-statistic meta:table-count="6" meta:image-count="0" meta:object-count="0" meta:page-count="1" meta:paragraph-count="51" meta:word-count="226" meta:character-count="1521" meta:non-whitespace-character-count="1288"/>
  </office:meta>
</office:document-meta>
</file>